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19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36033333333333cm"/>
    </style:style>
    <style:style style:name="co3" style:family="table-column">
      <style:table-column-properties fo:break-before="auto" style:column-width="3.78883333333333cm"/>
    </style:style>
    <style:style style:name="co4" style:family="table-column">
      <style:table-column-properties fo:break-before="auto" style:column-width="2.603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32316666666667cm"/>
    </style:style>
    <style:style style:name="co8" style:family="table-column">
      <style:table-column-properties fo:break-before="auto" style:column-width="7.8105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Record Lab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FoundDate</text:p>
          </table:table-cell>
          <table:table-cell office:value-type="string" table:style-name="ce1">
            <text:p>CEO</text:p>
          </table:table-cell>
          <table:table-cell office:value-type="string" table:style-name="ce1">
            <text:p>HQ country</text:p>
          </table:table-cell>
          <table:table-cell office:value-type="string" table:style-name="ce1">
            <text:p>HQ City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niversal Records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ucian Graing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ew York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lumbia Records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Ron Perry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ew York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gHi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ang Si-hjok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Seoul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niversal Music Group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ucian Graing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Hilversum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YP Entertainment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Park Jin-young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Seoul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Young Money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ack Main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ew Orleans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lue Note Record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Lucian Graing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Los Angeles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trange Music Inc</text:p>
          </table:table-cell>
          <table:table-cell office:value-type="float" office:value="1999" table:style-name="ce1">
            <text:p>1999</text:p>
          </table:table-cell>
          <table:table-cell office:value-type="string" table:style-name="ce3">
            <text:p>Travis O'Guin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Portland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C3PEAK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Nikolay Kostyle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scow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Arti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YearStart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wards</text:p>
          </table:table-cell>
          <table:table-cell office:value-type="string" table:style-name="ce1">
            <text:p>Real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C3PEAK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Russia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ack Harlow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USA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abrinth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USA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TS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outh Korea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Ech N9ne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USA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alsey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USA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minem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USA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il Wayne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USA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ia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Australia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tray Kids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uth Korea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ittle Simz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UK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dele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UK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eyonce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USA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rake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Canada</text:p>
          </table:table-cell>
          <table:table-cell table:number-columns-repeated="16380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Produ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YaerOfB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Record_Label_id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ikolay Kostylev</text:p>
          </table:table-cell>
          <table:table-cell table:style-name="ce1"/>
          <table:table-cell office:value-type="date" office:date-value="1995-08-31T00:00:00" table:style-name="ce4">
            <text:p>08/31/95</text:p>
          </table:table-cell>
          <table:table-cell office:value-type="string" table:style-name="ce1">
            <text:p>Russia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shad Thomas</text:p>
          </table:table-cell>
          <table:table-cell table:style-name="ce1"/>
          <table:table-cell office:value-type="date" office:date-value="1999-03-09T00:00:00" table:style-name="ce4">
            <text:p>03/09/99</text:p>
          </table:table-cell>
          <table:table-cell office:value-type="string" table:style-name="ce1">
            <text:p>USA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abrinth</text:p>
          </table:table-cell>
          <table:table-cell table:style-name="ce1"/>
          <table:table-cell office:value-type="date" office:date-value="1989-01-04T00:00:00" table:style-name="ce4">
            <text:p>01/04/89</text:p>
          </table:table-cell>
          <table:table-cell office:value-type="string" table:style-name="ce1">
            <text:p>UK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n Perry</text:p>
          </table:table-cell>
          <table:table-cell table:style-name="ce1"/>
          <table:table-cell office:value-type="date" office:date-value="1979-01-24T00:00:00" table:style-name="ce4">
            <text:p>01/24/79</text:p>
          </table:table-cell>
          <table:table-cell office:value-type="string" table:style-name="ce1">
            <text:p>USA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dogg</text:p>
          </table:table-cell>
          <table:table-cell table:style-name="ce1"/>
          <table:table-cell office:value-type="date" office:date-value="1983-09-19T00:00:00" table:style-name="ce4">
            <text:p>09/19/83</text:p>
          </table:table-cell>
          <table:table-cell office:value-type="string" table:style-name="ce1">
            <text:p>South Korea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VLP</text:p>
          </table:table-cell>
          <table:table-cell table:style-name="ce1"/>
          <table:table-cell office:value-type="date" office:date-value="1978-07-11T00:00:00" table:style-name="ce4">
            <text:p>07/11/78</text:p>
          </table:table-cell>
          <table:table-cell office:value-type="string" table:style-name="ce1">
            <text:p>USA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minem</text:p>
          </table:table-cell>
          <table:table-cell table:style-name="ce1"/>
          <table:table-cell office:value-type="date" office:date-value="1972-10-17T00:00:00" table:style-name="ce4">
            <text:p>10/17/72</text:p>
          </table:table-cell>
          <table:table-cell office:value-type="string" table:style-name="ce1">
            <text:p>USA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ang Chan</text:p>
          </table:table-cell>
          <table:table-cell table:style-name="ce1"/>
          <table:table-cell office:value-type="date" office:date-value="1997-10-03T00:00:00" table:style-name="ce4">
            <text:p>10/03/97</text:p>
          </table:table-cell>
          <table:table-cell office:value-type="string" table:style-name="ce1">
            <text:p>South Korea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nflo</text:p>
          </table:table-cell>
          <table:table-cell table:style-name="ce1"/>
          <table:table-cell office:value-type="date" office:date-value="1989-01-01T00:00:00" table:style-name="ce4">
            <text:p>01/01/89</text:p>
          </table:table-cell>
          <table:table-cell office:value-type="string" table:style-name="ce1">
            <text:p>UK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etail</text:p>
          </table:table-cell>
          <table:table-cell table:style-name="ce1"/>
          <table:table-cell office:value-type="date" office:date-value="1978-01-01T00:00:00" table:style-name="ce4">
            <text:p>01/01/78</text:p>
          </table:table-cell>
          <table:table-cell office:value-type="string" table:style-name="ce1">
            <text:p>UK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reg Kurstin</text:p>
          </table:table-cell>
          <table:table-cell table:style-name="ce1"/>
          <table:table-cell office:value-type="date" office:date-value="1969-05-14T00:00:00" table:style-name="ce4">
            <text:p>05/14/69</text:p>
          </table:table-cell>
          <table:table-cell office:value-type="string" table:style-name="ce1">
            <text:p>USA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even</text:p>
          </table:table-cell>
          <table:table-cell table:style-name="ce1"/>
          <table:table-cell office:value-type="date" office:date-value="1980-01-01T00:00:00" table:style-name="ce4">
            <text:p>01/01/80</text:p>
          </table:table-cell>
          <table:table-cell office:value-type="string" table:style-name="ce1">
            <text:p>USA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nastasia Kreslina</text:p>
          </table:table-cell>
          <table:table-cell table:style-name="ce1"/>
          <table:table-cell office:value-type="date" office:date-value="1995-11-13T00:00:00" table:style-name="ce5">
            <text:p>11/13/1995</text:p>
          </table:table-cell>
          <table:table-cell office:value-type="string" table:style-name="ce1">
            <text:p>Russia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HANGBIN</text:p>
          </table:table-cell>
          <table:table-cell table:style-name="ce1"/>
          <table:table-cell office:value-type="date" office:date-value="1999-08-11T00:00:00" table:style-name="ce5">
            <text:p>8/11/1999</text:p>
          </table:table-cell>
          <table:table-cell office:value-type="string" table:style-name="ce1">
            <text:p>South Korea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HAN</text:p>
          </table:table-cell>
          <table:table-cell table:style-name="ce1"/>
          <table:table-cell office:value-type="date" office:date-value="2000-09-14T00:00:00" table:style-name="ce5">
            <text:p>9/14/2000</text:p>
          </table:table-cell>
          <table:table-cell office:value-type="string" table:style-name="ce1">
            <text:p>South Korea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Sheet4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RDate</text:p>
          </table:table-cell>
          <table:table-cell office:value-type="string" table:style-name="ce1">
            <text:p>Lang</text:p>
          </table:table-cell>
          <table:table-cell office:value-type="string" table:style-name="ce1">
            <text:p>ArtistID</text:p>
          </table:table-cell>
          <table:table-cell office:value-type="string" table:style-name="ce1">
            <text:p>ProducerID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 More Death</text:p>
          </table:table-cell>
          <table:table-cell office:value-type="date" office:date-value="2018-09-28T00:00:00" table:style-name="ce4">
            <text:p>09/28/18</text:p>
          </table:table-cell>
          <table:table-cell office:value-type="string" table:style-name="ce1">
            <text:p>Rus</text:p>
          </table:table-cell>
          <table:table-cell office:value-type="string" table:style-name="ce1">
            <text:p>IC3PEAK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ang Gang Gang</text:p>
          </table:table-cell>
          <table:table-cell office:value-type="date" office:date-value="2023-04-28T00:00:00" table:style-name="ce4">
            <text:p>04/28/23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Jack Harlow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he Feels</text:p>
          </table:table-cell>
          <table:table-cell office:value-type="date" office:date-value="2023-04-28T00:00:00" table:style-name="ce4">
            <text:p>04/28/23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Labrinth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tter</text:p>
          </table:table-cell>
          <table:table-cell office:value-type="date" office:date-value="2021-05-21T00:00:00" table:style-name="ce4">
            <text:p>05/21/21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BTS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NA</text:p>
          </table:table-cell>
          <table:table-cell office:value-type="date" office:date-value="2017-09-18T00:00:00" table:style-name="ce4">
            <text:p>09/18/17</text:p>
          </table:table-cell>
          <table:table-cell office:value-type="string" table:style-name="ce4">
            <text:p>Kor</text:p>
          </table:table-cell>
          <table:table-cell office:value-type="string" table:style-name="ce1">
            <text:p>BTS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ot Today</text:p>
          </table:table-cell>
          <table:table-cell office:value-type="date" office:date-value="2017-02-14T00:00:00" table:style-name="ce4">
            <text:p>02/14/17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BTS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p God</text:p>
          </table:table-cell>
          <table:table-cell office:value-type="date" office:date-value="2013-10-14T00:00:00" table:style-name="ce4">
            <text:p>10/14/13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Eminem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lunt Blowin</text:p>
          </table:table-cell>
          <table:table-cell office:value-type="date" office:date-value="2011-08-29T00:00:00" table:style-name="ce4">
            <text:p>08/29/11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Lil Wayne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enom</text:p>
          </table:table-cell>
          <table:table-cell office:value-type="date" office:date-value="2018-08-31T00:00:00" table:style-name="ce4">
            <text:p>08/31/18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Eminem</text:p>
          </table:table-cell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enom</text:p>
          </table:table-cell>
          <table:table-cell office:value-type="date" office:date-value="2022-03-18T00:00:00" table:style-name="ce4">
            <text:p>03/18/22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Stray Kids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Venom</text:p>
          </table:table-cell>
          <table:table-cell office:value-type="date" office:date-value="2019-03-01T00:00:00" table:style-name="ce4">
            <text:p>03/01/19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Little Simz</text:p>
          </table:table-cell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old On</text:p>
          </table:table-cell>
          <table:table-cell office:value-type="date" office:date-value="2021-11-19T00:00:00" table:style-name="ce4">
            <text:p>11/19/21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Adele</text:p>
          </table:table-cell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Drunk in Love</text:p>
          </table:table-cell>
          <table:table-cell office:value-type="date" office:date-value="2013-12-17T00:00:00" table:style-name="ce4">
            <text:p>12/17/13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Beyonce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Worst Behavior</text:p>
          </table:table-cell>
          <table:table-cell office:value-type="date" office:date-value="2013-09-24T00:00:00" table:style-name="ce4">
            <text:p>09/24/13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Drake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nowman</text:p>
          </table:table-cell>
          <table:table-cell office:value-type="date" office:date-value="2017-11-10T00:00:00" table:style-name="ce4">
            <text:p>11/10/17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Sia</text:p>
          </table:table-cell>
          <table:table-cell office:value-type="float" office:value="11" table:style-name="ce1">
            <text:p>11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orry</text:p>
          </table:table-cell>
          <table:table-cell office:value-type="date" office:date-value="2017-06-02T00:00:00" table:style-name="ce4">
            <text:p>06/02/17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Halsey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Easy On Me</text:p>
          </table:table-cell>
          <table:table-cell office:value-type="date" office:date-value="2021-10-15T00:00:00" table:style-name="ce4">
            <text:p>10/15/21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Adele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Worldwide Choppers</text:p>
          </table:table-cell>
          <table:table-cell office:value-type="date" office:date-value="2011-05-31T00:00:00" table:style-name="ce4">
            <text:p>05/31/11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TEch N9ne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ncoro</dc:creator>
    <meta:creation-date>2023-05-02T11:50:25Z</meta:creation-date>
    <dc:date>2023-05-02T20:20:36Z</dc:date>
    <meta:editing-cycles>3</meta:editing-cycles>
    <meta:editing-duration>PT9082S</meta:editing-duration>
  </office:meta>
</office:document-meta>
</file>